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F0" fo:font-size="12pt" style:font-name-asian="F0" style:font-size-asian="12pt" style:font-name-complex="F0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F1" fo:font-size="12pt" style:font-name-asian="F1" style:font-size-asian="12pt" style:font-name-complex="F1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style:font-name="Verdana1"/>
    </style:style>
    <style:style style:name="T5" style:family="text">
      <style:text-properties style:font-name="Verdana1" fo:font-weight="bold"/>
    </style:style>
    <style:style style:name="T6" style:family="text">
      <style:text-properties style:font-name="Verdana1" fo:font-weight="bold" style:font-weight-asian="normal" style:font-weight-complex="normal"/>
    </style:style>
    <style:style style:name="T7" style:family="text">
      <style:text-properties style:font-name="Verdana1" fo:font-size="10pt"/>
    </style:style>
    <style:style style:name="T8" style:family="text">
      <style:text-properties style:font-name="Verdana1" fo:font-size="10pt" fo:font-weight="normal" style:font-weight-asian="normal" style:font-weight-complex="normal"/>
    </style:style>
    <style:style style:name="T9" style:family="text">
      <style:text-properties style:font-name="Verdana1" fo:font-weight="normal" style:font-weight-asian="normal" style:font-weight-complex="normal"/>
    </style:style>
    <style:style style:name="T10" style:family="text">
      <style:text-properties style:font-name="F1" fo:font-size="12pt" style:font-name-asian="F1" style:font-size-asian="12pt" style:font-name-complex="F1" style:font-size-complex="12pt"/>
    </style:style>
    <style:style style:name="T11" style:family="text">
      <style:text-properties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2" style:family="text">
      <style:text-properties fo:color="#000000"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3" style:family="text">
      <style:text-properties fo:color="#000000" style:font-name="F1" fo:font-size="12pt" fo:font-weight="normal" style:font-name-asian="F1" style:font-size-asian="12pt" style:font-weight-asian="normal" style:font-name-complex="F1" style:font-size-complex="12pt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66330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French Toast Sticks</text:span><text:span text:style-name="T4"><text:line-break/></text:span><text:span text:style-name="T7">Crystal Miller</text:span><text:span text:style-name="T4"><text:line-break/><text:line-break/>6 large eggs<text:line-break/>3/4 cup milk<text:line-break/>2 tablespoons pure maple syrup<text:line-break/>1 teaspoon ground cinnamon<text:line-break/>1 loaf homemade whole wheat bread, cut into slices<text:line-break/><text:line-break/>Combine first 4 ingredients. Blending well with a fork or mixing briefly in a blender. Cut each or your bread slices into 4 strips. Dip strips into mixture making sure you coat them completely with egg mixture. And then put them on a cookie sheet that has been heavily sprayed with a cooking spray like Pam. <text:line-break/><text:line-break/>Preheat your oven to 400 degrees and bake bread for 7 to 8 minutes. Turn bread over and continue baking about 3-5 minutes longer.. you want them to be just nicely golden brown. <text:line-break/><text:line-break/>You can eat them warm off the grill with butter and maple syrup or flash freeze them and store in a Ziploc bag. They can be reheated for a very quick breakfast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20:36.78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50" meta:character-count="822"/>
  </office:meta>
</office:document-meta>
</file>